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fe885" officeooo:paragraph-rsid="001fe885"/>
    </style:style>
    <style:style style:name="P2" style:family="paragraph" style:parent-style-name="Preformatted_20_Text">
      <style:text-properties officeooo:rsid="0020a82e" officeooo:paragraph-rsid="0020a82e"/>
    </style:style>
    <style:style style:name="P3" style:family="paragraph" style:parent-style-name="Preformatted_20_Text">
      <style:text-properties fo:font-weight="bold" officeooo:rsid="0020a82e" officeooo:paragraph-rsid="0020a82e" style:font-weight-asian="bold" style:font-weight-complex="bold"/>
    </style:style>
    <style:style style:name="P4" style:family="paragraph" style:parent-style-name="Preformatted_20_Text">
      <style:text-properties fo:font-weight="bold" officeooo:rsid="0020bf3d" officeooo:paragraph-rsid="0020bf3d" style:font-weight-asian="bold" style:font-weight-complex="bold"/>
    </style:style>
    <style:style style:name="P5" style:family="paragraph" style:parent-style-name="Preformatted_20_Text">
      <style:text-properties fo:font-weight="bold" officeooo:rsid="0021541c" officeooo:paragraph-rsid="0021541c" style:font-weight-asian="bold" style:font-weight-complex="bold"/>
    </style:style>
    <style:style style:name="P6" style:family="paragraph" style:parent-style-name="Preformatted_20_Text">
      <style:text-properties fo:font-style="italic" fo:font-weight="bold" officeooo:rsid="0020a82e" officeooo:paragraph-rsid="0020a82e" style:font-style-asian="italic" style:font-weight-asian="bold" style:font-style-complex="italic" style:font-weight-complex="bold"/>
    </style:style>
    <style:style style:name="P7" style:family="paragraph" style:parent-style-name="Preformatted_20_Text">
      <style:paragraph-properties fo:text-align="center" style:justify-single-word="false"/>
      <style:text-properties fo:font-size="15pt" officeooo:rsid="001fe885" officeooo:paragraph-rsid="001fe885" style:font-size-asian="15pt" style:font-size-complex="15pt"/>
    </style:style>
    <style:style style:name="P8" style:family="paragraph" style:parent-style-name="Preformatted_20_Text">
      <style:text-properties fo:font-weight="normal" officeooo:rsid="0020bf3d" officeooo:paragraph-rsid="0020bf3d" style:font-weight-asian="normal" style:font-weight-complex="normal"/>
    </style:style>
    <style:style style:name="P9" style:family="paragraph" style:parent-style-name="Preformatted_20_Text">
      <style:text-properties fo:font-weight="normal" officeooo:rsid="0021541c" officeooo:paragraph-rsid="0021541c"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ian Hatton - Survey Database Design Doc</text:p>
      <text:p text:style-name="P1"/>
      <text:p text:style-name="P6">Note: This project uses the gcc compiler, so will not work in visual studio.</text:p>
      <text:p text:style-name="P2"/>
      <text:p text:style-name="P2">I decided to break this program up into multiple relevant header files.</text:p>
      <text:p text:style-name="P2"/>
      <text:p text:style-name="P2">All of the functions related to calculating the statistics of the surveys can be found in “stats.h”.</text:p>
      <text:p text:style-name="P2"/>
      <text:p text:style-name="P2">All of the functions related to the login and validation features can be found in “login.h”</text:p>
      <text:p text:style-name="P2"/>
      <text:p text:style-name="P2">The survey/node struct can be found in the “linkedlist.h” header file. This file has all the functions for adding to and removing a survey from the linked list.</text:p>
      <text:p text:style-name="P2"/>
      <text:p text:style-name="P3">Changing an existing survey</text:p>
      <text:p text:style-name="P2"/>
      <text:p text:style-name="P2">I chose to break up changing every individual aspect of an existing survey into one function per piece of a survey. I did this as I could create a create_survey function, that combines them all, but also because the program also offers the option to change one aspect at a time. If I had one function to change everything, and one per aspect, there would be a lot of code duplication.</text:p>
      <text:p text:style-name="P2"/>
      <text:p text:style-name="P3">fprintf vs printf</text:p>
      <text:p text:style-name="P3"><text:span text:style-name="T1"/></text:p>
      <text:p text:style-name="P3"><text:span text:style-name="T1">All throughout the program, I chose to use fprintf and pass in “stdout” to the function to print to the screen, instead of having one version to print to a file, and another almost identical version to print to the screen. This cuts the number of print statements in half.</text:span></text:p>
      <text:p text:style-name="P3"><text:span text:style-name="T1"/></text:p>
      <text:p text:style-name="P3">Multiple word addresses</text:p>
      <text:p text:style-name="P3"><text:span text:style-name="T1"/></text:p>
      <text:p text:style-name="P3"><text:span text:style-name="T1">Initially, I was planning on having hyphonated addresses, so they are still “one” string. I then decided to use fgets to take in the remainder of the line from either the file or the user input to create addresses with spaces in them.</text:span></text:p>
      <text:p text:style-name="P3"><text:span text:style-name="T1"/></text:p>
      <text:p text:style-name="P4">Calculating statistics</text:p>
      <text:p text:style-name="P4"><text:span text:style-name="T1"/></text:p>
      <text:p text:style-name="P4"><text:span text:style-name="T1">Due to the nature of the different types of statistics that are being calculated. They can all be defined by a range of choices. Because of this, I was able to create a single function that takes the category, the bracket and the range of choices which contribute to the stat and give back the percentage.</text:span></text:p>
      <text:p text:style-name="P4"><text:span text:style-name="T1"/></text:p>
      <text:p text:style-name="P4"><text:span text:style-name="T1">The downside to the way it's done, is that in order to calculate any given stat, you need to run through the entire list. So the time complexity is O(n * m) where n is the size of the linked list, and m is the number of different stats that need to be computed.</text:span></text:p>
      <text:p text:style-name="P4"><text:span text:style-name="T1"/></text:p>
      <text:p text:style-name="P4"><text:span text:style-name="T1">A more time efficient (but less space efficient) way of calculating the stats, would be to store all the relevant information in an array, and just do some basic calculations on that info instead.</text:span></text:p>
      <text:p text:style-name="P4"><text:span text:style-name="T1"/></text:p>
      <text:p text:style-name="P4"><text:span text:style-name="T1">However, I chose to keep the space used for the survey limited to the linked list.</text:span></text:p>
      <text:p text:style-name="P4"><text:span text:style-name="T1"/></text:p>
      <text:p text:style-name="P4">Hidden password input &amp; conio.h</text:p>
      <text:p text:style-name="P4"><text:span text:style-name="T1"/></text:p>
      <text:p text:style-name="P8">Because of the compiler that I've used, I don't have access to “conio.h”, I found a version someone had already made and used that. I take no credit for the conio.h header file in the program. I wanted this functionality as it takes in a character without echoing it. The downside to the way that I've done it, is that you're not able to use backspace to re-do the keypress. It takes in any character pressed and that goes towards the password check.</text:p>
      <text:p text:style-name="P5"><text:soft-page-break/>Surveys.txt file</text:p>
      <text:p text:style-name="P9"/>
      <text:p text:style-name="P9">I just created a simple program that would generate the 50 surveys that I've used for demonstration purposes.</text:p>
      <text:p text:style-name="P5"/>
      <text:p text:style-name="P5">Email Validation</text:p>
      <text:p text:style-name="P5"/>
      <text:p text:style-name="P9">While the email validation checks for '.', '.com' and '@', this is still not perfect, as the email adress “.comcian1234@” could pass for a valid email address. As well as this, a .ie or .co.uk email would not pass validation.</text:p>
      <text:p text:style-name="P9"/>
      <text:p text:style-name="P5">Printing out the statistics</text:p>
      <text:p text:style-name="P5"/>
      <text:p text:style-name="P9">Because of the number of print statements needed for printing out all the stats in all the different categories, I chose to make an array of the titles of the categories, and put the print statements in a for loop, printing out each one of the headers as well as the relevant statis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3T19:17:09.727753539</dc:date>
    <dc:creator>chatton </dc:creator>
    <meta:editing-duration>PT21M21S</meta:editing-duration>
    <meta:editing-cycles>4</meta:editing-cycles>
    <meta:generator>LibreOffice/5.0.3.2$Linux_X86_64 LibreOffice_project/00m0$Build-2</meta:generator>
    <meta:document-statistic meta:table-count="0" meta:image-count="0" meta:object-count="0" meta:page-count="2" meta:paragraph-count="25" meta:word-count="637" meta:character-count="3521" meta:non-whitespace-character-count="2909"/>
  </office:meta>
</office:document-meta>
</file>